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f088b" officeooo:paragraph-rsid="001f088b" style:font-name-complex="Liberation 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 protection enabled – no sections defi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99in" fo:page-height="4.129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18:45.221023649</meta:creation-date>
    <dc:date>2019-03-30T14:21:34.733739229</dc:date>
    <meta:editing-duration>PT2M53S</meta:editing-duration>
    <meta:editing-cycles>1</meta:editing-cycles>
    <meta:generator>LibreOfficeDev/6.3.0.0.alpha0$Linux_X86_64 LibreOffice_project/7e8138e723f2a8566178bd894c92948fd92c0033</meta:generator>
    <meta:document-statistic meta:table-count="0" meta:image-count="0" meta:object-count="0" meta:page-count="1" meta:paragraph-count="1" meta:word-count="6" meta:character-count="46" meta:non-whitespace-character-count="40"/>
  </office:meta>
</office:document-meta>
</file>